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fo:break-before="page"/>
      <style:text-properties fo:font-size="21pt" officeooo:rsid="00103c4c" officeooo:paragraph-rsid="00103c4c" style:font-size-asian="18.3500003814697pt" style:font-size-complex="21pt"/>
    </style:style>
    <style:style style:name="P2" style:family="paragraph" style:parent-style-name="Standard">
      <style:paragraph-properties fo:text-align="center" style:justify-single-word="false"/>
      <style:text-properties fo:font-size="21pt" officeooo:rsid="00103c4c" officeooo:paragraph-rsid="00103c4c" style:font-size-asian="18.3500003814697pt" style:font-size-complex="21pt"/>
    </style:style>
    <style:style style:name="P3" style:family="paragraph" style:parent-style-name="Standard">
      <style:paragraph-properties fo:text-align="center" style:justify-single-word="false"/>
      <style:text-properties fo:font-size="28pt" officeooo:rsid="00103c4c" officeooo:paragraph-rsid="00103c4c" style:font-size-asian="28pt" style:font-size-complex="28pt"/>
    </style:style>
    <style:style style:name="P4" style:family="paragraph" style:parent-style-name="Standard">
      <style:paragraph-properties fo:margin-left="0.2598in" fo:margin-right="0.25in" fo:text-align="start" style:justify-single-word="false"/>
      <style:text-properties fo:font-size="18pt" officeooo:rsid="00103c4c" officeooo:paragraph-rsid="00103c4c" style:font-size-asian="15.75pt" style:font-size-complex="18pt"/>
    </style:style>
    <style:style style:name="P5" style:family="paragraph" style:parent-style-name="Standard">
      <style:paragraph-properties fo:margin-left="0.2598in" fo:margin-right="0.25in" fo:text-align="start" style:justify-single-word="false" fo:break-before="page"/>
      <style:text-properties fo:font-size="18pt" officeooo:rsid="00103c4c" officeooo:paragraph-rsid="00103c4c" style:font-size-asian="15.75pt" style:font-size-complex="18pt"/>
    </style:style>
    <style:style style:name="P6" style:family="paragraph" style:parent-style-name="Standard">
      <style:paragraph-properties fo:margin-left="0.2598in" fo:margin-right="0.25in" fo:text-align="center" style:justify-single-word="false"/>
      <style:text-properties fo:font-size="28pt" officeooo:rsid="00103c4c" officeooo:paragraph-rsid="00103c4c" style:font-size-asian="28pt" style:font-size-complex="28pt"/>
    </style:style>
    <style:style style:name="P7" style:family="paragraph" style:parent-style-name="Standard">
      <style:paragraph-properties fo:margin-left="0.2598in" fo:margin-right="0.25in" fo:text-align="center" style:justify-single-word="false" fo:break-before="page"/>
      <style:text-properties fo:font-size="28pt" officeooo:rsid="00103c4c" officeooo:paragraph-rsid="00103c4c" style:font-size-asian="28pt" style:font-size-complex="28pt"/>
    </style:style>
    <style:style style:name="P8" style:family="paragraph" style:parent-style-name="Standard">
      <style:paragraph-properties fo:margin-left="0.2598in" fo:margin-right="0.25in" fo:text-align="start" style:justify-single-word="false"/>
      <style:text-properties fo:font-size="28pt" officeooo:rsid="00103c4c" officeooo:paragraph-rsid="00103c4c" style:font-size-asian="28pt" style:font-size-complex="28pt"/>
    </style:style>
    <style:style style:name="P9" style:family="paragraph" style:parent-style-name="Standard">
      <style:paragraph-properties fo:margin-left="0.2598in" fo:margin-right="0.25in" fo:text-align="start" style:justify-single-word="false" fo:break-before="page"/>
      <style:text-properties fo:font-size="28pt" officeooo:rsid="00103c4c" officeooo:paragraph-rsid="00103c4c" style:font-size-asian="28pt" style:font-size-complex="28pt"/>
    </style:style>
    <style:style style:name="T1" style:family="text">
      <style:text-properties fo:font-weight="bold" style:font-weight-asian="bold" style:font-weight-complex="bold"/>
    </style:style>
    <style:style style:name="T2" style:family="text">
      <style:text-properties fo:font-weight="bold" officeooo:rsid="00158dcd" style:font-size-asian="24.5pt"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e476" style:font-weight-asian="normal" style:font-weight-complex="normal"/>
    </style:style>
    <style:style style:name="T5" style:family="text">
      <style:text-properties fo:font-size="18pt" style:font-size-asian="15.75pt" style:font-size-complex="18pt"/>
    </style:style>
    <style:style style:name="T6" style:family="text">
      <style:text-properties fo:font-size="18pt" officeooo:rsid="0014e476" style:font-size-asian="15.75pt" style:font-size-complex="18pt"/>
    </style:style>
    <style:style style:name="T7" style:family="text">
      <style:text-properties fo:font-size="18pt" fo:font-weight="bold" style:font-size-asian="15.75pt" style:font-weight-asian="bold" style:font-size-complex="18pt" style:font-weight-complex="bold"/>
    </style:style>
    <style:style style:name="T8" style:family="text">
      <style:text-properties fo:font-size="18pt" fo:font-weight="bold" officeooo:rsid="0014e476" style:font-size-asian="15.75pt" style:font-weight-asian="bold" style:font-size-complex="18pt" style:font-weight-complex="bold"/>
    </style:style>
    <style:style style:name="T9" style:family="text">
      <style:text-properties officeooo:rsid="00158dcd" style:font-size-asian="24.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3">Certificate</text:p>
      <text:p text:style-name="P2"/>
      <text:p text:style-name="P4">This is to certify that <text:span text:style-name="T1">&lt;Student name&gt;</text:span><text:span text:style-name="T3">, student of Class 12 ‘Science’ (B) has successfully completed his Biology project on </text:span><text:span text:style-name="T1">“Waste Management” </text:span><text:span text:style-name="T3">under the guidance of Mr. Arup Roy and Mr. Sailen Das.</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tab/><text:tab/><text:tab/><text:tab/><text:tab/><text:tab/><text:tab/><text:tab/><text:tab/> <text:s text:c="2"/></text:span><text:span text:style-name="T4">____________<text:tab/><text:tab/><text:tab/><text:tab/><text:tab/><text:tab/><text:tab/><text:tab/><text:tab/> <text:s text:c="2"/>Teacher’s Sign.</text:span></text:p>
      <text:p text:style-name="P5"><text:span text:style-name="T4"/></text:p>
      <text:p text:style-name="P6">Acknowledgement<text:span text:style-name="T5"><text:line-break/><text:line-break/>I would like to express my sincere gratitude to </text:span><text:span text:style-name="T6">Arup Sir and Sailen Sir</text:span><text:span text:style-name="T5"> for their invaluable guidance, support, and encouragement throughout this project. Their expertise and insights have been instrumental in the successful completion of this study.<text:line-break/><text:line-break/>I am also thankful to </text:span><text:span text:style-name="T6">Guru Teg Bahadur Academy</text:span><text:span text:style-name="T5"> for providing the necessary resources and facilities to conduct this research. <text:line-break/><text:line-break/>I would like to acknowledge the contributions of my fellow classmate and friend, </text:span><text:span text:style-name="T8">[NAME]</text:span><text:span text:style-name="T5">, who offered </text:span><text:span text:style-name="T6">his</text:span><text:span text:style-name="T5"> time and help during various stages of the project. </text:span><text:span text:style-name="T6">His</text:span><text:span text:style-name="T5"> collaboration and support were greatly appreciated.<text:line-break/><text:line-break/>Finally, I extend my heartfelt gratitude to my family for their unwavering support and encouragement throughout this endeavor. Their belief in my abilities and continuous motivation have been the foundation of my success.<text:line-break/><text:line-break/>Thank you all for making this project a rewarding and enlightening experience.<text:line-break/><text:line-break/></text:span></text:p>
      <text:p text:style-name="P7"><text:span text:style-name="T5"/></text:p>
      <text:p text:style-name="P7"><text:span text:style-name="T5"/></text:p>
      <text:p text:style-name="P8"><text:span text:style-name="T2">Introduction</text:span><text:span text:style-name="T5"><text:line-break/><text:line-break/>Waste management is a critical issue due to the increasing waste volumes and their environmental and health impacts. Effective waste management mitigates pollution, conserves resources, and protects ecosystems. This project explores composting and anaerobic digestion, which decompose organic waste into valuable end products.<text:line-break/><text:line-break/>Traditional waste disposal methods like landfilling and incineration pose environmental challenges, including greenhouse gas emissions and contamination. Biological waste management offers an eco-friendly alternative using natural decomposition by microorganisms. Composting transforms organic waste into nutrient-rich compost, while anaerobic digestion produces biogas and digestate.<text:line-break/><text:line-break/>This project examines the efficiency, environmental impact, and economic viability of composting and anaerobic digestion. The methodology involves setting up compost bins and biogas plants, monitoring decomposition, identifying key microorganisms, and analyzing the products. These processes aim to transform waste into valuable resources, reduce pollution, and promote a circular economy.</text:span></text:p>
      <text:p text:style-name="P9"><text:span text:style-name="T5"/></text:p>
      <text:p text:style-name="P8"><text:span text:style-name="T1">Need Statement</text:span><text:span text:style-name="T5"><text:line-break/><text:line-break/>The management of waste is crucial due to its significant environmental, health, and economic impacts. Improper waste disposal leads to pollution, habitat destruction, and adverse health effects, necessitating efficient waste management practices to minimize these negative impacts.<text:line-break/><text:line-break/>Efficient waste management helps conserve resources and promotes sustainability. Traditional methods like landfilling and incineration have numerous drawbacks, including greenhouse gas emissions and soil contamination. Therefore, exploring alternative methods is vital for a sustainable future.<text:line-break/><text:line-break/>This project focuses on biological methods of waste management, specifically the roles of decomposition processes, recycling, and microorganisms. By examining these biological processes, we aim to develop sustainable waste management practices that reduce environmental impact and promote resource conservation.</text:span></text:p>
      <text:p text:style-name="P8"><text:span text:style-name="T5"/></text:p>
      <text:p text:style-name="P8"><text:span text:style-name="T1">Methodology</text:span><text:span text:style-name="T5"><text:line-break/><text:line-break/>The methodology for this project encompasses a comprehensive approach to investigate biological waste management techniques, focusing on composting, anaerobic digestion, and microbial analysis. The process begins with a thorough literature review to examine existing methodologies and scientific findings related to these waste management </text:span><text:soft-page-break/><text:span text:style-name="T5">techniques. This step ensures a solid foundation of knowledge and informs subsequent experimental design.<text:line-break/><text:line-break/>Next, organic waste samples are collected from diverse sources such as households, gardens, and local markets. These samples represent a range of organic materials that are commonly subjected to waste management practices. The collected samples are then prepared for experimentation, ensuring variability and realism in the study's findings.<text:line-break/><text:line-break/>The experimental setup involves multiple facets aimed at understanding the efficacy and practicality of composting and anaerobic digestion. For composting, various compost bins are established, each containing different combinations of organic waste materials. This setup allows for the observation and comparison of decomposition rates, nutrient retention, and microbial activity under controlled conditions.<text:line-break/><text:line-break/>In parallel, anaerobic digestion is explored using biogas plants designed to simulate the breakdown of organic matter in an oxygen-deprived environment. These plants facilitate the production and collection of biogas, primarily methane, which is evaluated for its quantity and quality. The digestate generated during anaerobic digestion is also analyzed for its nutrient content, offering insights into its potential as a biofertilizer.<text:line-break/><text:line-break/>Microbial analysis plays a pivotal role in this project, involving the identification and characterization of microorganisms responsible for waste decomposition. By isolating and culturing these microorganisms, their roles in the breakdown of organic matter can be elucidated. This </text:span><text:soft-page-break/><text:span text:style-name="T5">analysis provides crucial data on microbial diversity, activity levels, and community dynamics throughout the waste management processes studied.<text:line-break/><text:line-break/>Data collection throughout the experimentation phase includes monitoring key parameters such as temperature, pH, moisture content, and microbial activity. These metrics are tracked over time to capture the dynamic changes occurring within the composting and anaerobic digestion systems. Subsequent data analysis involves comparing the efficiency of different methods based on decomposition rates, compost quality, biogas production yields, and microbial community compositions.<text:line-break/><text:line-break/>In conclusion, this methodology aims to provide a rigorous exploration of biological waste management strategies, leveraging composting and anaerobic digestion as sustainable alternatives to traditional waste disposal methods. By integrating experimental observations with scientific analysis, this project seeks to advance our understanding of these techniques' feasibility, environmental impact, and potential for widespread adoption in waste management practic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order="6.01pt double #000000" style:border-line-width="0.028in 0.028in 0.028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0T21:20:25.356000000</meta:creation-date>
    <dc:date>2024-06-18T05:19:58.167000000</dc:date>
    <meta:editing-duration>PT49M50S</meta:editing-duration>
    <meta:editing-cycles>5</meta:editing-cycles>
    <meta:generator>LibreOffice/24.2.4.2$Windows_X86_64 LibreOffice_project/51a6219feb6075d9a4c46691dcfe0cd9c4fff3c2</meta:generator>
    <meta:document-statistic meta:table-count="0" meta:image-count="0" meta:object-count="0" meta:page-count="8" meta:paragraph-count="7" meta:word-count="817" meta:character-count="6222" meta:non-whitespace-character-count="5368"/>
  </office:meta>
</office:document-meta>
</file>